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25in"/>
    </style:style>
    <style:style style:name="Table1.5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P7" style:family="paragraph" style:parent-style-name="Table_20_Contents">
      <style:text-properties fo:font-size="10pt" officeooo:rsid="001e5b77" officeooo:paragraph-rsid="001e5b77" style:font-size-asian="10pt" style:font-size-complex="10pt"/>
    </style:style>
    <style:style style:name="P8" style:family="paragraph" style:parent-style-name="Table_20_Contents">
      <style:text-properties fo:font-size="10pt" officeooo:rsid="0020fe7b" officeooo:paragraph-rsid="0020fe7b" style:font-size-asian="10pt" style:font-size-complex="10pt"/>
    </style:style>
    <style:style style:name="P9" style:family="paragraph" style:parent-style-name="Table_20_Contents">
      <style:text-properties fo:font-size="10pt" officeooo:rsid="0024f827" officeooo:paragraph-rsid="0024f827" style:font-size-asian="10pt" style:font-size-complex="10pt"/>
    </style:style>
    <style:style style:name="P10" style:family="paragraph" style:parent-style-name="Table_20_Contents">
      <style:text-properties fo:font-size="10pt" officeooo:rsid="002516c9" officeooo:paragraph-rsid="002516c9" style:font-size-asian="10pt" style:font-size-complex="10pt"/>
    </style:style>
    <style:style style:name="P11" style:family="paragraph" style:parent-style-name="Table_20_Contents">
      <style:text-properties fo:font-size="10pt" officeooo:rsid="00264aa9" officeooo:paragraph-rsid="00264aa9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officeooo:rsid="002516c9" officeooo:paragraph-rsid="002516c9" style:font-size-asian="10pt" style:font-size-complex="10pt"/>
    </style:style>
    <style:style style:name="P14" style:family="paragraph" style:parent-style-name="Table_20_Contents">
      <style:text-properties fo:font-size="10pt" officeooo:rsid="00264aa9" officeooo:paragraph-rsid="00264aa9" style:font-size-asian="10pt" style:font-size-complex="10pt"/>
    </style:style>
    <style:style style:name="P15" style:family="paragraph" style:parent-style-name="Table_20_Contents">
      <style:text-properties fo:font-size="10pt" officeooo:rsid="0026c61a" officeooo:paragraph-rsid="0026c61a" style:font-size-asian="10pt" style:font-size-complex="10pt"/>
    </style:style>
    <style:style style:name="T1" style:family="text">
      <style:text-properties officeooo:rsid="001a91e7"/>
    </style:style>
    <style:style style:name="T2" style:family="text">
      <style:text-properties officeooo:rsid="00202b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<text:span text:style-name="T2">itoa(), strncmp(),</text:span> version(), comhand()</text:p>
            <text:p text:style-name="P4"/>
          </table:table-cell>
          <table:table-cell table:style-name="Table1.A1" office:value-type="string">
            <text:p text:style-name="P8">Pcb, queue, temp and perm functions</text:p>
          </table:table-cell>
          <table:table-cell table:style-name="Table1.A1" office:value-type="string">
            <text:p text:style-name="P9">sys_call_isr</text:p>
            <text:p text:style-name="P9">sys_call</text:p>
            <text:p text:style-name="P9">loadr3</text:p>
            <text:p text:style-name="P9">yield</text:p>
            <text:p text:style-name="P9">alarm</text:p>
          </table:table-cell>
          <table:table-cell table:style-name="Table1.A1" office:value-type="string">
            <text:p text:style-name="P10">Startup bonus</text:p>
            <text:p text:style-name="P10">memControl</text:p>
            <text:p text:style-name="P10">memCommands</text:p>
          </table:table-cell>
          <table:table-cell table:style-name="Table1.A1" office:value-type="string">
            <text:p text:style-name="P11">dcb</text:p>
            <text:p text:style-name="P11">iosched</text:p>
            <text:p text:style-name="P11">iocb</text:p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6">User’s Manual</text:p>
            <text:p text:style-name="P6">Polling() - backspace, delete, arrow keys</text:p>
          </table:table-cell>
          <table:table-cell table:style-name="Table1.A1" office:value-type="string">
            <text:p text:style-name="P8">Temp and perm functions</text:p>
          </table:table-cell>
          <table:table-cell table:style-name="Table1.A1" office:value-type="string">
            <text:p text:style-name="P9">sys_call</text:p>
            <text:p text:style-name="P9">alarm</text:p>
          </table:table-cell>
          <table:table-cell table:style-name="Table1.A1" office:value-type="string">
            <text:p text:style-name="P10">Startup bonu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P7">Color changes for outputs - bonus</text:p>
          </table:table-cell>
          <table:table-cell table:style-name="Table1.A1" office:value-type="string">
            <text:p text:style-name="P8">User manual</text:p>
            <text:p text:style-name="P8">programmer’s manual</text:p>
          </table:table-cell>
          <table:table-cell table:style-name="Table1.A1" office:value-type="string">
            <text:p text:style-name="P9">User Manual</text:p>
            <text:p text:style-name="P9">Programmer’s</text:p>
            <text:p text:style-name="P9">manual</text:p>
          </table:table-cell>
          <table:table-cell table:style-name="Table1.A1" office:value-type="string">
            <text:p text:style-name="P10">User Manual</text:p>
            <text:p text:style-name="P10">Programmer’s</text:p>
            <text:p text:style-name="P10">Manu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Help function</text:p>
            <text:p text:style-name="P8">commands function</text:p>
          </table:table-cell>
          <table:table-cell table:style-name="Table1.A1" office:value-type="string">
            <text:p text:style-name="P9">Command history</text:p>
            <text:p text:style-name="P9">bonus</text:p>
          </table:table-cell>
          <table:table-cell table:style-name="Table1.A1" office:value-type="string">
            <text:p text:style-name="P15">Alias bonus</text:p>
          </table:table-cell>
          <table:table-cell table:style-name="Table1.A1" office:value-type="string">
            <text:p text:style-name="P12">Alias bonus</text:p>
            <text:p text:style-name="P12">Help and Commands updat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4-29T21:59:19.466504185</dc:date>
    <meta:editing-duration>PT1H2M16S</meta:editing-duration>
    <meta:editing-cycles>11</meta:editing-cycles>
    <meta:generator>LibreOffice/6.4.6.2$Linux_X86_64 LibreOffice_project/40$Build-2</meta:generator>
    <meta:document-statistic meta:table-count="1" meta:image-count="0" meta:object-count="0" meta:page-count="1" meta:paragraph-count="47" meta:word-count="98" meta:character-count="660" meta:non-whitespace-character-count="609"/>
  </office:meta>
</office:document-meta>
</file>